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e55" officeooo:paragraph-rsid="00148e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0:17:50.765916353</meta:creation-date>
    <dc:date>2024-10-22T10:18:22.595201767</dc:date>
    <meta:editing-duration>PT32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24.2.6.2$Linux_X86_64 LibreOffice_project/420$Build-2</meta:generator>
  </office:meta>
</office:document-meta>
</file>